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fo:font-size="14pt" officeooo:rsid="0002b1bb" officeooo:paragraph-rsid="0002b1b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2b1bb" officeooo:paragraph-rsid="0002b1b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3955c" officeooo:paragraph-rsid="0003955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3955c" officeooo:paragraph-rsid="0003955c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3955c" officeooo:paragraph-rsid="0003955c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2b1bb" officeooo:paragraph-rsid="0002b1bb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2pt" officeooo:rsid="0005683f" officeooo:paragraph-rsid="0005683f" style:font-size-asian="22pt" style:font-size-complex="2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03955c" officeooo:paragraph-rsid="0003955c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3955c" officeooo:paragraph-rsid="0003955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6e7df" officeooo:paragraph-rsid="0006e7df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791c4" officeooo:paragraph-rsid="000791c4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95eaa" officeooo:paragraph-rsid="00095eaa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3955c" officeooo:paragraph-rsid="0003955c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06e7df" officeooo:paragraph-rsid="0006e7df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0791c4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02b1bb" officeooo:paragraph-rsid="0002b1bb" style:font-size-asian="14pt" style:font-size-complex="14pt"/>
    </style:style>
    <style:style style:name="T1" style:family="text">
      <style:text-properties fo:font-variant="normal" fo:text-transform="none" fo:color="#252525" style:font-name="Liberation Serif" fo:font-size="12pt" fo:letter-spacing="normal" fo:font-style="normal" fo:font-weight="normal" officeooo:rsid="000791c4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fo:font-weight="normal" officeooo:rsid="000791c4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04aaea"/>
    </style:style>
    <style:style style:name="T5" style:family="text">
      <style:text-properties officeooo:rsid="0005683f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" fo:font-size="12pt" fo:font-style="normal" fo:font-weight="normal" officeooo:rsid="000791c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ENTRO FEDERAL DE EDUCAÇÃO TECNOLÓGICA DE MINAS GERAIS</text:p>
      <text:p text:style-name="P3">Física Experimental II – Allbens Atma<text:span text:style-name="T4">n</text:span></text:p>
      <text:p text:style-name="P3">Engenharia de Computação – 5ª feira 16:00</text:p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8">Velocidade do Som em Metais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ndré Luís Borges de Oliveira </text:p>
      <text:p text:style-name="P2">Ígor Chagas Marqu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elo Horizonte, <text:span text:style-name="T5">11</text:span> de <text:span text:style-name="T5">Agosto </text:span>de <text:span text:style-name="T5">2016</text:span></text:p>
      <text:p text:style-name="P4"><text:soft-page-break/>Objetivos</text:p>
      <text:p text:style-name="P4"/>
      <text:p text:style-name="P11">Determinar a velocidade de propagação de um pulso longitudinal em barras de metal.</text:p>
      <text:p text:style-name="P9"/>
      <text:p text:style-name="P9"/>
      <text:p text:style-name="P5">Introdução</text:p>
      <text:p text:style-name="P5"/>
      <text:p text:style-name="P12">Meios materiais permitem a propagação de ondas mecânicas. Estas ondas são classificadas como longitudinais quando são paralelas à direção de propagação e transversais quando são perpendiculares. </text:p>
      <text:p text:style-name="P12"/>
      <text:p text:style-name="P12">Em sólidos pode-se calcular a velocidade <text:span text:style-name="T6">V </text:span><text:span text:style-name="T2">da propagação de um pulso longitudinal através da seguinte equação: </text:span></text:p>
      <text:p text:style-name="P12"><text:span text:style-name="T2"/></text:p>
      <text:p text:style-name="P12"><text:span text:style-name="T2"><draw:frame draw:style-name="fr1" draw:name="Objeto1" text:anchor-type="as-char" svg:y="-0.411cm" svg:width="2.212cm" svg:height="0.51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"><text:span text:style-name="T2"/></text:p>
      <text:p text:style-name="P16"><text:span text:style-name="T3">Onde Y é o módulo de Young e </text:span><text:span text:style-name="T1">ρ</text:span><text:span text:style-name="T7"> a densidade.</text:span></text:p>
      <text:p text:style-name="P9"/>
      <text:p text:style-name="P9"/>
      <text:p text:style-name="P5">Material</text:p>
      <text:p text:style-name="P14"/>
      <text:list xml:id="list4436076174940809724" text:style-name="L1">
        <text:list-item>
          <text:p text:style-name="P15">Fonte de tensão contínua</text:p>
        </text:list-item>
        <text:list-item>
          <text:p text:style-name="P15">Capacitor eletrolítico</text:p>
        </text:list-item>
        <text:list-item>
          <text:p text:style-name="P15">Resistor</text:p>
        </text:list-item>
        <text:list-item>
          <text:p text:style-name="P15">Multímetro digital</text:p>
        </text:list-item>
        <text:list-item>
          <text:p text:style-name="P15">Barras metálicas</text:p>
        </text:list-item>
        <text:list-item>
          <text:p text:style-name="P15">Trena</text:p>
        </text:list-item>
      </text:list>
      <text:p text:style-name="P6"/>
      <text:p text:style-name="P5">Roteiro</text:p>
      <text:p text:style-name="P5"/>
      <text:p text:style-name="P13">Elaborar a montagem do circuito elétrico descrito no livro Física Experimental Básica na Universidade 2ª edição revista (Agostinho Aurélio Campos, Elmo Salomão Alves, Nivaldo Lúcio Speziali), Editora UFMG na <text:s/>figura 1 da página 166. </text:p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52:48.057000000</meta:creation-date>
    <meta:generator>LibreOffice/5.0.5.2$Windows_x86 LibreOffice_project/55b006a02d247b5f7215fc6ea0fde844b30035b3</meta:generator>
    <dc:date>2016-08-09T18:01:23.650000000</dc:date>
    <meta:editing-duration>PT1H8M32S</meta:editing-duration>
    <meta:editing-cycles>9</meta:editing-cycles>
    <meta:document-statistic meta:table-count="0" meta:image-count="0" meta:object-count="1" meta:page-count="2" meta:paragraph-count="23" meta:word-count="162" meta:character-count="1042" meta:non-whitespace-character-count="901"/>
  </office:meta>
</office:document-meta>
</file>

<file path=Object 1/content.xml><?xml version="1.0" encoding="utf-8"?>
<math xmlns="http://www.w3.org/1998/Math/MathML" display="block">
  <semantics>
    <mrow>
      <mi>V</mi>
      <mo stretchy="false">=</mo>
      <msqrt>
        <mrow>
          <mo fence="true" stretchy="false">(</mo>
          <mrow>
            <mrow>
              <mi>Y</mi>
              <mo stretchy="false">/</mo>
              <mi>ρ</mi>
            </mrow>
          </mrow>
          <mo fence="true" stretchy="false">)</mo>
        </mrow>
      </msqrt>
    </mrow>
    <annotation encoding="StarMath 5.0">V = sqrt(Y/ρ)
</annotation>
  </semantics>
</math>
</file>